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6-05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16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04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1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05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20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25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0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06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30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06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0-1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10-06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09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21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2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08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08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0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18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6-03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20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22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17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21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22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04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26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10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31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02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1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22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7-03-09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1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7-14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27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19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08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25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10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20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29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05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1-02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0-26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2007-10-24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85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84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82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8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8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80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8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79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77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77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76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75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74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7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70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70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69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69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68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68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6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6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3001088021601</text:p>
          </table:table-cell>
          <table:table-cell office:value-type="string" calcext:value-type="string">
            <text:p>1963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0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556" meta:object-count="0"/>
    <meta:user-defined meta:name="AppVersion">3.0</meta:user-defined>
  </office:meta>
</office:document-meta>
</file>